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35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74.15pt"/>
    </style:style>
    <style:style style:name="co11" style:family="table-column">
      <style:table-column-properties fo:break-before="auto" style:column-width="95.36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80.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109.36pt"/>
    </style:style>
    <style:style style:name="co16" style:family="table-column">
      <style:table-column-properties fo:break-before="auto" style:column-width="66.39pt"/>
    </style:style>
    <style:style style:name="co17" style:family="table-column">
      <style:table-column-properties fo:break-before="auto" style:column-width="86.71pt"/>
    </style:style>
    <style:style style:name="co18" style:family="table-column">
      <style:table-column-properties fo:break-before="auto" style:column-width="31.69pt"/>
    </style:style>
    <style:style style:name="co19" style:family="table-column">
      <style:table-column-properties fo:break-before="auto" style:column-width="59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ervation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info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table_reservations" table:style-name="ta1">
        <table:table-column table:style-name="co10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ntactinfo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order_invoices" table:style-name="ta1"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nvoi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restaurant_orders" table:style-name="ta1"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1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all_menus" table:style-name="ta1"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menu_data" table:style-name="ta1">
        <table:table-column table:style-name="co10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menu_items" table:style-name="ta1">
        <table:table-column table:style-name="co1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menu_item_contents" table:style-name="ta1">
        <table:table-column table:style-name="co10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edi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3:52:36.734211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7T15:03:59.673346429</dc:date>
    <meta:editing-duration>PT4H37M40S</meta:editing-duration>
    <meta:editing-cycles>42</meta:editing-cycles>
    <meta:generator>LibreOffice/5.1.6.2$Linux_X86_64 LibreOffice_project/10m0$Build-2</meta:generator>
    <meta:document-statistic meta:table-count="12" meta:cell-count="302" meta:object-count="0"/>
  </office:meta>
</office:document-meta>
</file>